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f55c" officeooo:paragraph-rsid="001ff55c"/>
    </style:style>
    <style:style style:name="P2" style:family="paragraph" style:parent-style-name="Standard">
      <style:text-properties officeooo:rsid="00200616" officeooo:paragraph-rsid="00200616"/>
    </style:style>
    <style:style style:name="P3" style:family="paragraph" style:parent-style-name="Standard">
      <style:text-properties officeooo:rsid="0023ce56" officeooo:paragraph-rsid="0023ce56"/>
    </style:style>
    <style:style style:name="P4" style:family="paragraph" style:parent-style-name="Standard">
      <style:text-properties officeooo:rsid="0026a818" officeooo:paragraph-rsid="0026a818"/>
    </style:style>
    <style:style style:name="P5" style:family="paragraph" style:parent-style-name="Standard">
      <style:text-properties officeooo:paragraph-rsid="0026a818"/>
    </style:style>
    <style:style style:name="P6" style:family="paragraph" style:parent-style-name="Standard">
      <style:text-properties officeooo:rsid="002864f4" officeooo:paragraph-rsid="002864f4"/>
    </style:style>
    <style:style style:name="T1" style:family="text">
      <style:text-properties officeooo:rsid="002341d1"/>
    </style:style>
    <style:style style:name="T2" style:family="text">
      <style:text-properties officeooo:rsid="0023ce56"/>
    </style:style>
    <style:style style:name="T3" style:family="text">
      <style:text-properties officeooo:rsid="0025c039"/>
    </style:style>
    <style:style style:name="T4" style:family="text">
      <style:text-properties officeooo:rsid="0026a818"/>
    </style:style>
    <style:style style:name="T5" style:family="text">
      <style:text-properties officeooo:rsid="00270d1a"/>
    </style:style>
    <style:style style:name="T6" style:family="text">
      <style:text-properties officeooo:rsid="00284d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.1 Recrutamento</text:p>
      <text:p text:style-name="P1"/>
      <text:p text:style-name="P1">3.1 - A empresa se mantém fiel ao conceito de estágio e busca candidatos sem experiência para fornecer a eles todo o conhecimento e vivência necessária para se tornarem profissionais preparados e competentes. </text:p>
      <text:p text:style-name="P1"/>
      <text:p text:style-name="P2">3.2 Seleção</text:p>
      <text:p text:style-name="P2"/>
      <text:p text:style-name="P2">2 - <text:span text:style-name="T1">A </text:span><text:span text:style-name="T2">Omie</text:span><text:span text:style-name="T1"> realiza a temida entrevista de forma mais leve e descontraída o que, além de torna</text:span><text:span text:style-name="T2">r</text:span><text:span text:style-name="T1"> a etapa da contratação mais confortável para os candidatos, </text:span><text:span text:style-name="T2">permite que o avaliado seja mais transparente e autêntico, pois não estará sob o estresse de uma entrevista tradicional.</text:span></text:p>
      <text:p text:style-name="P2"/>
      <text:p text:style-name="P3">6 - <text:span text:style-name="T3">A organização não é adepta de processos burocráticos e demorados.</text:span> O tempo d<text:span text:style-name="T3">as</text:span> contrataç<text:span text:style-name="T3">ões é </text:span>muito razoável, <text:span text:style-name="T3">os processos de </text:span><text:span text:style-name="T4">engajamento</text:span><text:span text:style-name="T3"> para vagas normais giram em torno de 30 dias e a admissão de estagiários se consuma</text:span> em torno de duas <text:span text:style-name="T3">semanas.</text:span></text:p>
      <text:p text:style-name="P3"/>
      <text:p text:style-name="P4">3.3 Contratação</text:p>
      <text:p text:style-name="P4"/>
      <text:p text:style-name="P5">2 – <text:s/><text:span text:style-name="T5">Um diferencial da companhia é a familiarização de seus novos colaboradores com a realidade </text:span><text:span text:style-name="T6">e valores</text:span><text:span text:style-name="T5"> da companhia. </text:span>Após o <text:span text:style-name="T5">término dos</text:span> processos de contratação, <text:span text:style-name="T5">os novos funcionários passam por um processo de inserção para se adaptarem aos afazeres de sua área e tomarem conhecimento da cultura da empresa.</text:span></text:p>
      <text:p text:style-name="P5"/>
      <text:p text:style-name="P6">Obs: São todos pontos positiv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4T16:21:46.313000000</meta:creation-date>
    <dc:date>2020-09-24T18:30:00.957000000</dc:date>
    <meta:editing-duration>PT12M40S</meta:editing-duration>
    <meta:editing-cycles>3</meta:editing-cycles>
    <meta:generator>LibreOffice/7.0.1.2$Windows_x86 LibreOffice_project/7cbcfc562f6eb6708b5ff7d7397325de9e764452</meta:generator>
    <meta:document-statistic meta:table-count="0" meta:image-count="0" meta:object-count="0" meta:page-count="1" meta:paragraph-count="8" meta:word-count="185" meta:character-count="1118" meta:non-whitespace-character-count="938"/>
  </office:meta>
</office:document-meta>
</file>